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14RegexpRegexp.getSubsOptions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14RegexpRegexp.Jdk14Regexp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14RegexpRegexp.substitute( String input , String argument , int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